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f812" officeooo:paragraph-rsid="0004f812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f812" officeooo:paragraph-rsid="0004f812"/>
    </style:style>
    <style:style style:name="P3" style:family="paragraph" style:parent-style-name="Standard">
      <style:text-properties officeooo:rsid="000695f5" officeooo:paragraph-rsid="000695f5"/>
    </style:style>
    <style:style style:name="P4" style:family="paragraph" style:parent-style-name="Standard">
      <style:text-properties officeooo:rsid="000695f5" officeooo:paragraph-rsid="000b0440"/>
    </style:style>
    <style:style style:name="T1" style:family="text">
      <style:text-properties officeooo:rsid="000a6a1d"/>
    </style:style>
    <style:style style:name="T2" style:family="text">
      <style:text-properties officeooo:rsid="000b0440"/>
    </style:style>
    <style:style style:name="T3" style:family="text">
      <style:text-properties officeooo:rsid="000b7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KSHATRA</text:p>
      <text:p text:style-name="P2"/>
      <text:p text:style-name="P2">nakshatra-ai/</text:p>
      <text:p text:style-name="P2">├── frontend/ <text:s text:c="15"/># Next.js frontend</text:p>
      <text:p text:style-name="P2">│ <text:s text:c="2"/>├── public/ <text:s text:c="13"/># Static files (logos, manifest, etc.)</text:p>
      <text:p text:style-name="P2">│ <text:s text:c="2"/>├── components/ <text:s text:c="9"/># Reusable React components</text:p>
      <text:p text:style-name="P2">│ <text:s text:c="2"/>├── pages/ <text:s text:c="14"/># Next.js pages (e.g., index.tsx, dashboard.tsx)</text:p>
      <text:p text:style-name="P2">│ <text:s text:c="2"/>├── utils/ <text:s text:c="14"/># Frontend utilities (API handlers, formatters)</text:p>
      <text:p text:style-name="P2">│ <text:s text:c="2"/>├── styles/ <text:s text:c="13"/># Tailwind config or global CSS if needed</text:p>
      <text:p text:style-name="P2">│ <text:s text:c="2"/>└── types/ <text:s text:c="14"/># TypeScript interfaces</text:p>
      <text:p text:style-name="P2">│</text:p>
      <text:p text:style-name="P2">├── backend/ <text:s text:c="16"/># Python FastAPI backend (Initialize python environment here)</text:p>
      <text:p text:style-name="P2">│ <text:s text:c="2"/>├── main.py <text:s text:c="13"/># FastAPI entrypoint</text:p>
      <text:p text:style-name="P2">│ <text:s text:c="2"/>├── api/ <text:s text:c="16"/># Route logic</text:p>
      <text:p text:style-name="P2">│ <text:s text:c="2"/>│ <text:s text:c="2"/>├── astrology.py <text:s text:c="4"/># Calculate birth chart, nakshatras</text:p>
      <text:p text:style-name="P2">│ <text:s text:c="2"/>│ <text:s text:c="2"/>└── generate.py <text:s text:c="5"/># PDF or report generation</text:p>
      <text:p text:style-name="P2">│ <text:s text:c="2"/>├── agents/ <text:s text:c="13"/># LangChain &amp; LangGraph agents</text:p>
      <text:p text:style-name="P2">│ <text:s text:c="2"/>│ <text:s text:c="2"/>├── core_agent.py <text:s text:c="3"/># Main multi-turn agent</text:p>
      <text:p text:style-name="P2">│ <text:s text:c="2"/>│ <text:s text:c="2"/>└── tools.py <text:s text:c="8"/># Custom LangChain tools (astro calc, PDF, API)</text:p>
      <text:p text:style-name="P2">│ <text:s text:c="2"/>├── memory/ <text:s text:c="13"/># Agent memory setup (Redis, local, etc.)</text:p>
      <text:p text:style-name="P2">│ <text:s text:c="2"/>├── services/ <text:s text:c="11"/># External services (Supabase, email, etc.)</text:p>
      <text:p text:style-name="P2">│ <text:s text:c="2"/>└── utils/ <text:s text:c="14"/># Helper functions (e.g., ephemeris parsing)</text:p>
      <text:p text:style-name="P2">│</text:p>
      <text:p text:style-name="P2">├── shared/ <text:s text:c="17"/># Shared types, constants, assets</text:p>
      <text:p text:style-name="P2">│ <text:s text:c="2"/>└── constants.py <text:s text:c="8"/># Common settings like Nakshatra list, signs</text:p>
      <text:p text:style-name="P2">│</text:p>
      <text:p text:style-name="P2">├── .env <text:s text:c="20"/># API keys and environment variables</text:p>
      <text:p text:style-name="P2">├── README.md <text:s text:c="15"/># Project overview</text:p>
      <text:p text:style-name="P2">├── requirements.txt <text:s text:c="8"/># Python dependencies</text:p>
      <text:p text:style-name="P2">└── package.json <text:s text:c="12"/># Next.js project dependencies</text:p>
      <text:p text:style-name="P2"/>
      <text:p text:style-name="P2"/>
      <text:p text:style-name="P2"/>
      <text:p text:style-name="P2">nakshatra-ai/</text:p>
      <text:p text:style-name="P2">├── frontend/ <text:s text:c="8"/># Next.js frontend</text:p>
      <text:p text:style-name="P2">├── backend/ <text:s text:c="9"/># Python backend (FastAPI + LangChain)</text:p>
      <text:p text:style-name="P2">│ <text:s text:c="2"/>├── venv/ <text:s text:c="8"/># &lt;-- Python virtual environment lives here</text:p>
      <text:p text:style-name="P2">│ <text:s text:c="2"/>├── main.py</text:p>
      <text:p text:style-name="P2">│ <text:s text:c="2"/>├── api/</text:p>
      <text:p text:style-name="P2">│ <text:s text:c="2"/>├── agents/</text:p>
      <text:p text:style-name="P2">│ <text:s text:c="2"/>└── …</text:p>
      <text:p text:style-name="P2"/>
      <text:p text:style-name="P3">Idea :</text:p>
      <text:p text:style-name="P3">Frontend Has two pages . <text:line-break/>Page 1 :To Input your Details like DOB , Place of Birth , Full Name , Time of Birth .<text:line-break/>Use this input to get the astrological positions via an API (Most probably Rapid API if available for free )</text:p>
      <text:p text:style-name="P3">Page 2 : Chat Interface .<text:line-break/>feed this response to LLM via langchain and give context . And let Users Chat . </text:p>
      <text:p text:style-name="P3"/>
      <text:p text:style-name="P3"/>
      <text:p text:style-name="P4"><text:soft-page-break/>Step By step Plan : <text:line-break/><text:span text:style-name="T1">Make a notebook </text:span><text:span text:style-name="T2">and langchain </text:span><text:span text:style-name="T1">Backend </text:span><text:span text:style-name="T2">with dummy data</text:span></text:p>
      <text:p text:style-name="P4"><text:span text:style-name="T3">G</text:span>et input from user </text:p>
      <text:p text:style-name="P3">Save these inputs in variables .</text:p>
      <text:p text:style-name="P3">Feed these variables to API and get response stored .</text:p>
      <text:p text:style-name="P3">Build a langchain python file to get context and API response and return first Answer</text:p>
      <text:p text:style-name="P3"><text:tab/>- Figure out which free LLM to use and how .</text:p>
      <text:p text:style-name="P3">Feed the API’s response to LLM</text:p>
      <text:p text:style-name="P3">Figure out how Fast API works with langchain .</text:p>
      <text:p text:style-name="P3">Figure out how chat happens in langchain .</text:p>
      <text:p text:style-name="P3">Build the basic chat Interface Frontend Page and connect it to backend . <text:line-break/>Now complete the whole flow and test it . 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7:53:13.618603329</meta:creation-date>
    <dc:date>2025-07-26T17:30:43.145427200</dc:date>
    <meta:editing-duration>PT2H52M3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1" meta:word-count="408" meta:character-count="2633" meta:non-whitespace-character-count="1902"/>
  </office:meta>
</office:document-meta>
</file>